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ef89b" officeooo:paragraph-rsid="001ef89b" style:font-size-asian="21pt" style:font-size-complex="24pt"/>
    </style:style>
    <style:style style:name="P2" style:family="paragraph" style:parent-style-name="Standard">
      <style:paragraph-properties fo:text-align="center" style:justify-single-word="false"/>
      <style:text-properties fo:font-size="9pt" officeooo:rsid="001ef89b" officeooo:paragraph-rsid="001ef89b" style:font-size-asian="7.84999990463257pt" style:font-size-complex="9pt"/>
    </style:style>
    <style:style style:name="P3" style:family="paragraph" style:parent-style-name="Standard">
      <style:paragraph-properties fo:text-align="start" style:justify-single-word="false"/>
      <style:text-properties fo:font-size="9pt" officeooo:rsid="001ef89b" officeooo:paragraph-rsid="001ef89b" style:font-size-asian="7.84999990463257pt" style:font-size-complex="9pt"/>
    </style:style>
    <style:style style:name="P4" style:family="paragraph" style:parent-style-name="Standard">
      <style:paragraph-properties fo:text-align="start" style:justify-single-word="false"/>
      <style:text-properties fo:font-size="9pt" officeooo:rsid="002397fd" officeooo:paragraph-rsid="002397fd" style:font-size-asian="7.84999990463257pt" style:font-size-complex="9pt"/>
    </style:style>
    <style:style style:name="P5" style:family="paragraph" style:parent-style-name="Standard">
      <style:paragraph-properties fo:text-align="start" style:justify-single-word="false"/>
      <style:text-properties fo:font-size="9pt" officeooo:rsid="00329a48" officeooo:paragraph-rsid="00329a48" style:font-size-asian="7.84999990463257pt" style:font-size-complex="9pt"/>
    </style:style>
    <style:style style:name="P6" style:family="paragraph" style:parent-style-name="Standard">
      <style:paragraph-properties fo:text-align="start" style:justify-single-word="false"/>
      <style:text-properties fo:font-size="9pt" officeooo:rsid="0035aaf3" officeooo:paragraph-rsid="0035aaf3" style:font-size-asian="7.84999990463257pt" style:font-size-complex="9pt"/>
    </style:style>
    <style:style style:name="P7" style:family="paragraph" style:parent-style-name="Standard">
      <style:paragraph-properties fo:text-align="start" style:justify-single-word="false"/>
      <style:text-properties fo:font-size="9pt" officeooo:rsid="00381f97" officeooo:paragraph-rsid="00381f97" style:font-size-asian="7.84999990463257pt" style:font-size-complex="9pt"/>
    </style:style>
    <style:style style:name="P8" style:family="paragraph" style:parent-style-name="Standard">
      <style:paragraph-properties fo:text-align="start" style:justify-single-word="false"/>
      <style:text-properties fo:font-size="9pt" officeooo:rsid="003a5f89" officeooo:paragraph-rsid="003a5f89" style:font-size-asian="7.84999990463257pt" style:font-size-complex="9pt"/>
    </style:style>
    <style:style style:name="P9" style:family="paragraph" style:parent-style-name="Standard">
      <style:paragraph-properties fo:text-align="start" style:justify-single-word="false"/>
      <style:text-properties fo:font-size="9pt" officeooo:rsid="003be146" officeooo:paragraph-rsid="003be146" style:font-size-asian="7.84999990463257pt" style:font-size-complex="9pt"/>
    </style:style>
    <style:style style:name="P10" style:family="paragraph" style:parent-style-name="Standard">
      <style:paragraph-properties fo:text-align="start" style:justify-single-word="false"/>
      <style:text-properties fo:font-size="9pt" officeooo:rsid="0054eae2" officeooo:paragraph-rsid="0054eae2" style:font-size-asian="7.84999990463257pt" style:font-size-complex="9pt"/>
    </style:style>
    <style:style style:name="P11" style:family="paragraph" style:parent-style-name="Standard">
      <style:text-properties style:font-name="Liberation Mono" fo:font-size="9pt" officeooo:rsid="004da845" officeooo:paragraph-rsid="004da845" style:font-size-asian="7.84999990463257pt" style:font-size-complex="9pt"/>
    </style:style>
    <style:style style:name="P12" style:family="paragraph" style:parent-style-name="Standard">
      <style:text-properties style:font-name="Liberation Mono" fo:font-size="9pt" officeooo:rsid="004da845" officeooo:paragraph-rsid="00540223" style:font-size-asian="7.84999990463257pt" style:font-size-complex="9pt"/>
    </style:style>
    <style:style style:name="P13" style:family="paragraph" style:parent-style-name="Standard">
      <style:text-properties style:font-name="Liberation Mono" fo:font-size="9pt" style:font-size-asian="9pt" style:font-size-complex="9pt"/>
    </style:style>
    <style:style style:name="P14" style:family="paragraph" style:parent-style-name="Standard">
      <style:text-properties style:font-name="Liberation Mono" fo:font-size="9pt" officeooo:paragraph-rsid="002480c5" style:font-size-asian="9pt" style:font-size-complex="9pt"/>
    </style:style>
    <style:style style:name="P15" style:family="paragraph" style:parent-style-name="Standard">
      <style:text-properties style:font-name="Liberation Mono" fo:font-size="9pt" officeooo:rsid="002397fd" officeooo:paragraph-rsid="002397fd" style:font-size-asian="9pt" style:font-size-complex="9pt"/>
    </style:style>
    <style:style style:name="P16" style:family="paragraph" style:parent-style-name="Standard">
      <style:text-properties style:font-name="Liberation Mono" fo:font-size="9pt" officeooo:rsid="002397fd" officeooo:paragraph-rsid="00240c7c" style:font-size-asian="9pt" style:font-size-complex="9pt"/>
    </style:style>
    <style:style style:name="P17" style:family="paragraph" style:parent-style-name="Standard">
      <style:text-properties style:font-name="Liberation Mono" fo:font-size="9pt" officeooo:rsid="00240c7c" officeooo:paragraph-rsid="002397fd" style:font-size-asian="9pt" style:font-size-complex="9pt"/>
    </style:style>
    <style:style style:name="P18" style:family="paragraph" style:parent-style-name="Standard">
      <style:text-properties style:font-name="Liberation Mono" fo:font-size="9pt" officeooo:rsid="002480c5" officeooo:paragraph-rsid="002480c5" style:font-size-asian="9pt" style:font-size-complex="9pt"/>
    </style:style>
    <style:style style:name="P19" style:family="paragraph" style:parent-style-name="Standard">
      <style:text-properties style:font-name="Liberation Mono" fo:font-size="9pt" officeooo:rsid="0025a6d7" officeooo:paragraph-rsid="0025a6d7" style:font-size-asian="9pt" style:font-size-complex="9pt"/>
    </style:style>
    <style:style style:name="P20" style:family="paragraph" style:parent-style-name="Standard">
      <style:text-properties style:font-name="Liberation Mono" fo:font-size="9pt" officeooo:rsid="0025a6d7" officeooo:paragraph-rsid="00275b9d" style:font-size-asian="9pt" style:font-size-complex="9pt"/>
    </style:style>
    <style:style style:name="P21" style:family="paragraph" style:parent-style-name="Standard">
      <style:text-properties style:font-name="Liberation Mono" fo:font-size="9pt" officeooo:rsid="00275b9d" officeooo:paragraph-rsid="00275b9d" style:font-size-asian="9pt" style:font-size-complex="9pt"/>
    </style:style>
    <style:style style:name="P22" style:family="paragraph" style:parent-style-name="Standard">
      <style:text-properties style:font-name="Liberation Mono" fo:font-size="9pt" officeooo:rsid="0029363d" officeooo:paragraph-rsid="0029363d" style:font-size-asian="9pt" style:font-size-complex="9pt"/>
    </style:style>
    <style:style style:name="P23" style:family="paragraph" style:parent-style-name="Standard">
      <style:text-properties style:font-name="Liberation Mono" fo:font-size="9pt" officeooo:rsid="002b3583" officeooo:paragraph-rsid="002b3583" style:font-size-asian="9pt" style:font-size-complex="9pt"/>
    </style:style>
    <style:style style:name="P24" style:family="paragraph" style:parent-style-name="Standard">
      <style:text-properties style:font-name="Liberation Mono" fo:font-size="9pt" officeooo:rsid="0029f83a" officeooo:paragraph-rsid="0029f83a" style:font-size-asian="9pt" style:font-size-complex="9pt"/>
    </style:style>
    <style:style style:name="P25" style:family="paragraph" style:parent-style-name="Standard">
      <style:text-properties style:font-name="Liberation Mono" fo:font-size="9pt" officeooo:rsid="002be7cd" officeooo:paragraph-rsid="002be7cd" style:font-size-asian="9pt" style:font-size-complex="9pt"/>
    </style:style>
    <style:style style:name="P26" style:family="paragraph" style:parent-style-name="Standard">
      <style:paragraph-properties fo:text-align="start" style:justify-single-word="false"/>
      <style:text-properties style:font-name="Liberation Mono" fo:font-size="9pt" officeooo:rsid="003ce370" officeooo:paragraph-rsid="003ce370" style:font-size-asian="9pt" style:font-size-complex="9pt"/>
    </style:style>
    <style:style style:name="P27" style:family="paragraph" style:parent-style-name="Standard">
      <style:text-properties style:font-name="Liberation Mono" fo:font-size="9pt" officeooo:rsid="0053300c" officeooo:paragraph-rsid="0053300c" style:font-size-asian="9pt" style:font-size-complex="9pt"/>
    </style:style>
    <style:style style:name="P28" style:family="paragraph" style:parent-style-name="Standard">
      <style:text-properties style:font-name="Liberation Mono" fo:font-size="9pt" officeooo:rsid="0053300c" officeooo:paragraph-rsid="00540223" style:font-size-asian="9pt" style:font-size-complex="9pt"/>
    </style:style>
    <style:style style:name="P29" style:family="paragraph" style:parent-style-name="Standard">
      <style:paragraph-properties fo:text-align="start" style:justify-single-word="false"/>
      <style:text-properties style:font-name="Liberation Mono" fo:font-size="12pt" officeooo:rsid="004431e4" officeooo:paragraph-rsid="004431e4" style:font-size-asian="10.5pt" style:font-size-complex="12pt"/>
    </style:style>
    <style:style style:name="P30" style:family="paragraph" style:parent-style-name="Standard">
      <style:paragraph-properties fo:text-align="start" style:justify-single-word="false"/>
      <style:text-properties style:font-name="Liberation Mono" fo:font-size="12pt" officeooo:rsid="0049b922" officeooo:paragraph-rsid="0049b922" style:font-size-asian="10.5pt" style:font-size-complex="12pt"/>
    </style:style>
    <style:style style:name="P31" style:family="paragraph" style:parent-style-name="Standard">
      <style:paragraph-properties fo:text-align="start" style:justify-single-word="false"/>
      <style:text-properties officeooo:paragraph-rsid="003029ec"/>
    </style:style>
    <style:style style:name="P32" style:family="paragraph" style:parent-style-name="Standard">
      <style:paragraph-properties fo:text-align="start" style:justify-single-word="false"/>
      <style:text-properties officeooo:paragraph-rsid="00357a19"/>
    </style:style>
    <style:style style:name="P33" style:family="paragraph" style:parent-style-name="Standard">
      <style:paragraph-properties fo:text-align="start" style:justify-single-word="false"/>
      <style:text-properties officeooo:paragraph-rsid="003be146"/>
    </style:style>
    <style:style style:name="P34" style:family="paragraph" style:parent-style-name="Standard">
      <style:paragraph-properties fo:text-align="start" style:justify-single-word="false"/>
      <style:text-properties fo:font-size="22pt" officeooo:rsid="002397fd" officeooo:paragraph-rsid="002397fd" style:font-size-asian="22pt" style:font-size-complex="22pt"/>
    </style:style>
    <style:style style:name="P35" style:family="paragraph" style:parent-style-name="Standard">
      <style:paragraph-properties fo:text-align="start" style:justify-single-word="false"/>
      <style:text-properties fo:font-size="22pt" officeooo:rsid="003a5f89" officeooo:paragraph-rsid="003a5f89" style:font-size-asian="19.25pt" style:font-size-complex="22pt"/>
    </style:style>
    <style:style style:name="P36" style:family="paragraph" style:parent-style-name="Standard">
      <style:paragraph-properties fo:text-align="start" style:justify-single-word="false"/>
      <style:text-properties fo:font-size="22pt" officeooo:rsid="003ce370" officeooo:paragraph-rsid="003ce370" style:font-size-asian="19.25pt" style:font-size-complex="22pt"/>
    </style:style>
    <style:style style:name="P37" style:family="paragraph" style:parent-style-name="Standard">
      <style:paragraph-properties fo:text-align="start" style:justify-single-word="false"/>
      <style:text-properties fo:font-size="22pt" officeooo:rsid="004431e4" officeooo:paragraph-rsid="004431e4" style:font-size-asian="19.25pt" style:font-size-complex="22pt"/>
    </style:style>
    <style:style style:name="P38" style:family="paragraph" style:parent-style-name="Standard" style:list-style-name="L2">
      <style:paragraph-properties fo:text-align="start" style:justify-single-word="false"/>
      <style:text-properties style:font-name="Times New Roman" fo:font-size="12pt" officeooo:rsid="0041e2a7" officeooo:paragraph-rsid="0041e2a7" style:font-size-asian="10.5pt" style:font-size-complex="12pt"/>
    </style:style>
    <style:style style:name="P39" style:family="paragraph" style:parent-style-name="Standard" style:list-style-name="L2">
      <style:paragraph-properties fo:text-align="start" style:justify-single-word="false"/>
      <style:text-properties style:font-name="Times New Roman" fo:font-size="12pt" officeooo:rsid="004248e0" officeooo:paragraph-rsid="004248e0" style:font-size-asian="10.5pt" style:font-size-complex="12pt"/>
    </style:style>
    <style:style style:name="P40" style:family="paragraph" style:parent-style-name="Standard">
      <style:paragraph-properties fo:text-align="start" style:justify-single-word="false"/>
      <style:text-properties style:font-name="Times New Roman" fo:font-size="12pt" officeooo:rsid="0049b922" officeooo:paragraph-rsid="0049b922" style:font-size-asian="10.5pt" style:font-size-complex="12pt"/>
    </style:style>
    <style:style style:name="P41" style:family="paragraph" style:parent-style-name="Standard">
      <style:text-properties style:font-name="Times New Roman" fo:font-size="12pt" officeooo:rsid="002b3583" officeooo:paragraph-rsid="002b3583" style:font-size-asian="10.5pt" style:font-size-complex="12pt"/>
    </style:style>
    <style:style style:name="P42" style:family="paragraph" style:parent-style-name="Standard">
      <style:text-properties style:font-name="Times New Roman" fo:font-size="12pt" officeooo:rsid="004da845" officeooo:paragraph-rsid="004da845" style:font-size-asian="10.5pt" style:font-size-complex="12pt"/>
    </style:style>
    <style:style style:name="P43" style:family="paragraph" style:parent-style-name="Standard">
      <style:paragraph-properties fo:text-align="start" style:justify-single-word="false"/>
      <style:text-properties style:font-name="Times New Roman" fo:font-size="12pt" officeooo:rsid="005c2661" officeooo:paragraph-rsid="005c2661" style:font-size-asian="10.5pt" style:font-size-complex="12pt"/>
    </style:style>
    <style:style style:name="P44" style:family="paragraph" style:parent-style-name="Standard">
      <style:paragraph-properties fo:text-align="start" style:justify-single-word="false"/>
      <style:text-properties fo:font-size="12pt" officeooo:rsid="003ce370" officeooo:paragraph-rsid="003ce370" style:font-size-asian="10.5pt" style:font-size-complex="12pt"/>
    </style:style>
    <style:style style:name="P45" style:family="paragraph" style:parent-style-name="Standard" style:list-style-name="L1">
      <style:paragraph-properties fo:text-align="start" style:justify-single-word="false"/>
      <style:text-properties fo:font-size="12pt" officeooo:rsid="003ce370" officeooo:paragraph-rsid="003ce370" style:font-size-asian="10.5pt" style:font-size-complex="12pt"/>
    </style:style>
    <style:style style:name="P46" style:family="paragraph" style:parent-style-name="Standard">
      <style:paragraph-properties fo:text-align="start" style:justify-single-word="false"/>
      <style:text-properties fo:font-size="12pt" officeooo:rsid="003e8a9c" officeooo:paragraph-rsid="003e8a9c" style:font-size-asian="10.5pt" style:font-size-complex="12pt"/>
    </style:style>
    <style:style style:name="P47" style:family="paragraph" style:parent-style-name="Standard">
      <style:paragraph-properties fo:text-align="start" style:justify-single-word="false"/>
      <style:text-properties fo:font-size="12pt" officeooo:rsid="0041aad3" officeooo:paragraph-rsid="0041aad3" style:font-size-asian="10.5pt" style:font-size-complex="12pt"/>
    </style:style>
    <style:style style:name="P48" style:family="paragraph" style:parent-style-name="Standard">
      <style:paragraph-properties fo:text-align="start" style:justify-single-word="false"/>
      <style:text-properties fo:font-size="12pt" officeooo:rsid="0041e2a7" officeooo:paragraph-rsid="0041e2a7" style:font-size-asian="10.5pt" style:font-size-complex="12pt"/>
    </style:style>
    <style:style style:name="P49" style:family="paragraph" style:parent-style-name="Standard" style:list-style-name="L2">
      <style:paragraph-properties fo:text-align="start" style:justify-single-word="false"/>
      <style:text-properties fo:font-size="12pt" officeooo:rsid="0041e2a7" officeooo:paragraph-rsid="0041e2a7" style:font-size-asian="10.5pt" style:font-size-complex="12pt"/>
    </style:style>
    <style:style style:name="P50" style:family="paragraph" style:parent-style-name="Standard">
      <style:paragraph-properties fo:text-align="start" style:justify-single-word="false"/>
      <style:text-properties fo:font-size="12pt" officeooo:rsid="004248e0" officeooo:paragraph-rsid="004248e0" style:font-size-asian="10.5pt" style:font-size-complex="12pt"/>
    </style:style>
    <style:style style:name="P51" style:family="paragraph" style:parent-style-name="Standard">
      <style:paragraph-properties fo:text-align="start" style:justify-single-word="false"/>
      <style:text-properties fo:font-size="12pt" officeooo:rsid="004431e4" officeooo:paragraph-rsid="004431e4" style:font-size-asian="10.5pt" style:font-size-complex="12pt"/>
    </style:style>
    <style:style style:name="P52" style:family="paragraph" style:parent-style-name="Standard">
      <style:paragraph-properties fo:text-align="start" style:justify-single-word="false"/>
      <style:text-properties fo:font-size="12pt" officeooo:rsid="0045ee15" officeooo:paragraph-rsid="0047b05a" style:font-size-asian="10.5pt" style:font-size-complex="12pt"/>
    </style:style>
    <style:style style:name="P53" style:family="paragraph" style:parent-style-name="Standard">
      <style:paragraph-properties fo:text-align="start" style:justify-single-word="false"/>
      <style:text-properties fo:font-size="12pt" officeooo:rsid="0047b05a" officeooo:paragraph-rsid="0047b05a" style:font-size-asian="10.5pt" style:font-size-complex="12pt"/>
    </style:style>
    <style:style style:name="P54" style:family="paragraph" style:parent-style-name="Standard">
      <style:paragraph-properties fo:text-align="start" style:justify-single-word="false"/>
      <style:text-properties fo:font-size="12pt" officeooo:rsid="0047c656" officeooo:paragraph-rsid="0047c656" style:font-size-asian="10.5pt" style:font-size-complex="12pt"/>
    </style:style>
    <style:style style:name="P55" style:family="paragraph" style:parent-style-name="Standard">
      <style:paragraph-properties fo:text-align="start" style:justify-single-word="false"/>
      <style:text-properties fo:font-size="12pt" officeooo:rsid="004980c3" officeooo:paragraph-rsid="004980c3" style:font-size-asian="10.5pt" style:font-size-complex="12pt"/>
    </style:style>
    <style:style style:name="P56" style:family="paragraph" style:parent-style-name="Standard">
      <style:paragraph-properties fo:text-align="start" style:justify-single-word="false"/>
      <style:text-properties fo:font-size="12pt" officeooo:rsid="0049b922" officeooo:paragraph-rsid="0049b922" style:font-size-asian="10.5pt" style:font-size-complex="12pt"/>
    </style:style>
    <style:style style:name="P57" style:family="paragraph" style:parent-style-name="Standard">
      <style:paragraph-properties fo:text-align="start" style:justify-single-word="false"/>
      <style:text-properties fo:font-size="12pt" officeooo:rsid="004a2bfc" officeooo:paragraph-rsid="004a2bfc" style:font-size-asian="10.5pt" style:font-size-complex="12pt"/>
    </style:style>
    <style:style style:name="P58" style:family="paragraph" style:parent-style-name="Standard">
      <style:paragraph-properties fo:text-align="start" style:justify-single-word="false"/>
      <style:text-properties officeooo:rsid="003be146" officeooo:paragraph-rsid="003be146"/>
    </style:style>
    <style:style style:name="P59" style:family="paragraph" style:parent-style-name="Standard">
      <style:paragraph-properties fo:text-align="start" style:justify-single-word="false"/>
      <style:text-properties fo:font-size="15pt" officeooo:rsid="003ce370" officeooo:paragraph-rsid="003ce370" style:font-size-asian="13.1000003814697pt" style:font-size-complex="15pt"/>
    </style:style>
    <style:style style:name="P60" style:family="paragraph" style:parent-style-name="Standard">
      <style:paragraph-properties fo:text-align="start" style:justify-single-word="false"/>
      <style:text-properties fo:font-size="15pt" officeooo:rsid="003e8a9c" officeooo:paragraph-rsid="003e8a9c" style:font-size-asian="13.1000003814697pt" style:font-size-complex="15pt"/>
    </style:style>
    <style:style style:name="P61" style:family="paragraph" style:parent-style-name="Standard">
      <style:paragraph-properties fo:text-align="start" style:justify-single-word="false"/>
      <style:text-properties fo:font-size="15pt" officeooo:rsid="0041e2a7" officeooo:paragraph-rsid="0041e2a7" style:font-size-asian="13.1000003814697pt" style:font-size-complex="15pt"/>
    </style:style>
    <style:style style:name="P62" style:family="paragraph" style:parent-style-name="Standard">
      <style:paragraph-properties fo:text-align="start" style:justify-single-word="false"/>
      <style:text-properties fo:font-size="15pt" officeooo:rsid="0047c656" officeooo:paragraph-rsid="0047c656" style:font-size-asian="13.1000003814697pt" style:font-size-complex="15pt"/>
    </style:style>
    <style:style style:name="P63" style:family="paragraph" style:parent-style-name="Standard">
      <style:paragraph-properties fo:text-align="start" style:justify-single-word="false"/>
      <style:text-properties fo:font-size="13pt" officeooo:rsid="003ce370" officeooo:paragraph-rsid="003ce370" style:font-size-asian="11.3500003814697pt" style:font-size-complex="13pt"/>
    </style:style>
    <style:style style:name="P64" style:family="paragraph" style:parent-style-name="Standard">
      <style:paragraph-properties fo:text-align="start" style:justify-single-word="false"/>
      <style:text-properties fo:font-size="13pt" officeooo:rsid="003e8a9c" officeooo:paragraph-rsid="003e8a9c" style:font-size-asian="11.3500003814697pt" style:font-size-complex="13pt"/>
    </style:style>
    <style:style style:name="P65" style:family="paragraph" style:parent-style-name="Standard">
      <style:paragraph-properties fo:text-align="start" style:justify-single-word="false"/>
      <style:text-properties officeooo:rsid="0050d26a" officeooo:paragraph-rsid="0050d26a"/>
    </style:style>
    <style:style style:name="T1" style:family="text">
      <style:text-properties fo:font-size="12pt" style:font-size-asian="10.5pt" style:font-size-complex="12pt"/>
    </style:style>
    <style:style style:name="T2" style:family="text">
      <style:text-properties fo:font-size="12pt" officeooo:rsid="003314cc" style:font-size-asian="10.5pt" style:font-size-complex="12pt"/>
    </style:style>
    <style:style style:name="T3" style:family="text">
      <style:text-properties fo:font-size="12pt" officeooo:rsid="00357a19" style:font-size-asian="10.5pt" style:font-size-complex="12pt"/>
    </style:style>
    <style:style style:name="T4" style:family="text">
      <style:text-properties fo:font-size="12pt" officeooo:rsid="0035aaf3" style:font-size-asian="10.5pt" style:font-size-complex="12pt"/>
    </style:style>
    <style:style style:name="T5" style:family="text">
      <style:text-properties fo:font-size="12pt" officeooo:rsid="003669e1" style:font-size-asian="10.5pt" style:font-size-complex="12pt"/>
    </style:style>
    <style:style style:name="T6" style:family="text">
      <style:text-properties fo:font-size="12pt" officeooo:rsid="00381f97" style:font-size-asian="10.5pt" style:font-size-complex="12pt"/>
    </style:style>
    <style:style style:name="T7" style:family="text">
      <style:text-properties fo:font-size="12pt" officeooo:rsid="0038bd24" style:font-size-asian="10.5pt" style:font-size-complex="12pt"/>
    </style:style>
    <style:style style:name="T8" style:family="text">
      <style:text-properties fo:font-size="12pt" officeooo:rsid="003a5f89" style:font-size-asian="10.5pt" style:font-size-complex="12pt"/>
    </style:style>
    <style:style style:name="T9" style:family="text">
      <style:text-properties fo:font-size="12pt" officeooo:rsid="003be146" style:font-size-asian="10.5pt" style:font-size-complex="12pt"/>
    </style:style>
    <style:style style:name="T10" style:family="text">
      <style:text-properties fo:font-size="12pt" officeooo:rsid="00562365" style:font-size-asian="10.5pt" style:font-size-complex="12pt"/>
    </style:style>
    <style:style style:name="T11" style:family="text">
      <style:text-properties fo:font-size="12pt" officeooo:rsid="0058a092" style:font-size-asian="10.5pt" style:font-size-complex="12pt"/>
    </style:style>
    <style:style style:name="T12" style:family="text">
      <style:text-properties officeooo:rsid="002397fd"/>
    </style:style>
    <style:style style:name="T13" style:family="text">
      <style:text-properties style:font-name="Liberation Mono"/>
    </style:style>
    <style:style style:name="T14" style:family="text">
      <style:text-properties style:font-name="Liberation Mono" fo:font-size="12pt" officeooo:rsid="002f3294" style:font-size-asian="10.5pt" style:font-size-complex="12pt"/>
    </style:style>
    <style:style style:name="T15" style:family="text">
      <style:text-properties style:font-name="Liberation Mono" fo:font-size="9pt" style:font-size-asian="9pt" style:font-size-complex="9pt"/>
    </style:style>
    <style:style style:name="T16" style:family="text">
      <style:text-properties style:font-name="Liberation Mono" officeooo:rsid="0041aad3"/>
    </style:style>
    <style:style style:name="T17" style:family="text">
      <style:text-properties style:font-name="Liberation Mono" officeooo:rsid="004f06f9"/>
    </style:style>
    <style:style style:name="T18" style:family="text">
      <style:text-properties style:font-name="Liberation Mono" officeooo:rsid="0044fbbb"/>
    </style:style>
    <style:style style:name="T19" style:family="text">
      <style:text-properties officeooo:rsid="00240c7c"/>
    </style:style>
    <style:style style:name="T20" style:family="text">
      <style:text-properties officeooo:rsid="002480c5"/>
    </style:style>
    <style:style style:name="T21" style:family="text">
      <style:text-properties officeooo:rsid="0025a6d7"/>
    </style:style>
    <style:style style:name="T22" style:family="text">
      <style:text-properties officeooo:rsid="00275b9d"/>
    </style:style>
    <style:style style:name="T23" style:family="text">
      <style:text-properties officeooo:rsid="0029363d"/>
    </style:style>
    <style:style style:name="T24" style:family="text">
      <style:text-properties officeooo:rsid="0029f83a"/>
    </style:style>
    <style:style style:name="T25" style:family="text">
      <style:text-properties officeooo:rsid="002b3583"/>
    </style:style>
    <style:style style:name="T26" style:family="text">
      <style:text-properties officeooo:rsid="002be7cd"/>
    </style:style>
    <style:style style:name="T27" style:family="text">
      <style:text-properties style:font-name="Times New Roman"/>
    </style:style>
    <style:style style:name="T28" style:family="text">
      <style:text-properties style:font-name="Times New Roman" fo:font-size="12pt" officeooo:rsid="002e27e5" style:font-size-asian="10.5pt" style:font-size-complex="12pt"/>
    </style:style>
    <style:style style:name="T29" style:family="text">
      <style:text-properties style:font-name="Times New Roman" fo:font-size="12pt" officeooo:rsid="002f3294" style:font-size-asian="10.5pt" style:font-size-complex="12pt"/>
    </style:style>
    <style:style style:name="T30" style:family="text">
      <style:text-properties style:font-name="Times New Roman" officeooo:rsid="0041aad3"/>
    </style:style>
    <style:style style:name="T31" style:family="text">
      <style:text-properties officeooo:rsid="003e8a9c"/>
    </style:style>
    <style:style style:name="T32" style:family="text">
      <style:text-properties officeooo:rsid="003fbb8d"/>
    </style:style>
    <style:style style:name="T33" style:family="text">
      <style:text-properties officeooo:rsid="0041aad3"/>
    </style:style>
    <style:style style:name="T34" style:family="text">
      <style:text-properties officeooo:rsid="0047b05a"/>
    </style:style>
    <style:style style:name="T35" style:family="text">
      <style:text-properties officeooo:rsid="0049b922"/>
    </style:style>
    <style:style style:name="T36" style:family="text">
      <style:text-properties style:font-size-asian="9pt"/>
    </style:style>
    <style:style style:name="T37" style:family="text">
      <style:text-properties officeooo:rsid="002480c5" style:font-size-asian="9pt"/>
    </style:style>
    <style:style style:name="T38" style:family="text">
      <style:text-properties officeooo:rsid="002397fd" style:font-size-asian="9pt"/>
    </style:style>
    <style:style style:name="T39" style:family="text">
      <style:text-properties officeooo:rsid="004f06f9"/>
    </style:style>
    <style:style style:name="T40" style:family="text">
      <style:text-properties officeooo:rsid="005227a3"/>
    </style:style>
    <style:style style:name="T41" style:family="text">
      <style:text-properties officeooo:rsid="005b9fb5"/>
    </style:style>
    <style:style style:name="T42" style:family="text">
      <style:text-properties officeooo:rsid="005eef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rvoise: Draft 03/2015</text:p>
      <text:p text:style-name="P1"/>
      <text:p text:style-name="P2">Jacques-Pascal Deplaix</text:p>
      <text:p text:style-name="P2"><text:span text:style-name="T1"/></text:p>
      <text:p text:style-name="P2"><text:span text:style-name="T1"/></text:p>
      <text:p text:style-name="P5"><text:span text:style-name="T1">Cervoise is a functional programming language that started as a </text:span><text:span text:style-name="T2">small toy language to learn. Aside of that, the motivating goal was to </text:span><text:span text:style-name="T3">do some sort of synthesis between OCaml and Haskell (two languages that I particularly like) and add exceptions checking (like in Java).</text:span></text:p>
      <text:p text:style-name="P32"><text:span text:style-name="T3">The idea came after having read the TAPL (Types And Programming Languages) by </text:span><text:span text:style-name="T1">Benjamin C. Pierce</text:span><text:span text:style-name="T3"> that, at some point, talks about System Fω. So after, I decided to start </text:span><text:span text:style-name="T4">making a compiler incrementally, starting by a Simply Typed Lambda Calculus type-checker, then moving to System F, having a backend and so on.</text:span></text:p>
      <text:p text:style-name="P6"><text:span text:style-name="T1">On the backend part I chose LLVM because it's </text:span><text:span text:style-name="T5">both easy and that it generates optimized </text:span><text:span text:style-name="T6">and portable </text:span><text:span text:style-name="T5">code.</text:span></text:p>
      <text:p text:style-name="P10"><text:span text:style-name="T1">The evaluation strategy is a call-by-value strategy and I evaluate under type abstractions </text:span><text:span text:style-name="T10">for efficiency </text:span><text:span text:style-name="T11">purpose</text:span><text:span text:style-name="T1">.</text:span></text:p>
      <text:p text:style-name="P3"><text:span text:style-name="T1"/></text:p>
      <text:p text:style-name="P7"><text:span text:style-name="T1">I will present the state of the project before the start of the Master project (before March 2015) and the things done from that point </text:span><text:span text:style-name="T7">until</text:span><text:span text:style-name="T1"> now (18 March 2015)</text:span></text:p>
      <text:p text:style-name="P3"><text:span text:style-name="T1"/></text:p>
      <text:p text:style-name="P8"><text:span text:style-name="T1">The project repository is here: </text:span><text:a xlink:type="simple" xlink:href="https://github.com/jpdeplaix/cervoise"><text:span text:style-name="T1">https://github.com/jpdeplaix/cervoise</text:span></text:a></text:p>
      <text:p text:style-name="P3"><text:span text:style-name="T1"/></text:p>
      <text:p text:style-name="P3"><text:span text:style-name="T1"/></text:p>
      <text:p text:style-name="P35">Code examples:</text:p>
      <text:p text:style-name="P35"/>
      <text:p text:style-name="P33"><text:span text:style-name="T8">The galler</text:span><text:span text:style-name="T9">y</text:span><text:span text:style-name="T8"> of working examples can be found here:</text:span></text:p>
      <text:p text:style-name="P33"><text:a xlink:type="simple" xlink:href="https://github.com/jpdeplaix/cervoise/tree/a3fd02f61d/examples"><text:span text:style-name="T8"/></text:a></text:p>
      <text:p text:style-name="P58"><text:span text:style-name="T1">before March:</text:span></text:p>
      <text:p text:style-name="P33"><text:a xlink:type="simple" xlink:href="https://github.com/jpdeplaix/cervoise/tree/a3fd02f61d/examples"><text:span text:style-name="T9">https://github.com/jpdeplaix/cervoise/tree/a3fd02f61d/examples</text:span></text:a></text:p>
      <text:p text:style-name="P9"><text:span text:style-name="T1"/></text:p>
      <text:p text:style-name="P9"><text:span text:style-name="T1">and Now:</text:span></text:p>
      <text:p text:style-name="P9"><text:a xlink:type="simple" xlink:href="https://github.com/jpdeplaix/cervoise/tree/bfaecc5d3e61113cc5902c30a14efeabf63acf5f/examples"><text:span text:style-name="T1">https://github.com/jpdeplaix/cervoise/tree/bfaecc5d3e/examples</text:span></text:a></text:p>
      <text:p text:style-name="P3"><text:span text:style-name="T1"/></text:p>
      <text:p text:style-name="P3"><text:span text:style-name="T1"/></text:p>
      <text:p text:style-name="P36">What has been done so far:</text:p>
      <text:p text:style-name="P36"/>
      <text:p text:style-name="P64"><text:span text:style-name="T32">NOTE: </text:span>The grammar of Cervoise before March is available at the end of this draft.</text:p>
      <text:p text:style-name="P63"/>
      <text:p text:style-name="P59">Preparation of dynamic exceptions:</text:p>
      <text:p text:style-name="P59"/>
      <text:p text:style-name="P44">I first prepared some of the codes for dynamic exceptions as I plan to have it later.</text:p>
      <text:p text:style-name="P44">The handling of those would be like:</text:p>
      <text:list xml:id="list5268045299780954984" text:style-name="L1">
        <text:list-item>
          <text:p text:style-name="P45">Allowing to catch them at any point of the program (for any term)</text:p>
        </text:list-item>
        <text:list-item>
          <text:p text:style-name="P45">Add the following construct in case these dynamic exceptions haven't been handled above:</text:p>
        </text:list-item>
      </text:list>
      <text:p text:style-name="P44"/>
      <text:p text:style-name="P26">let main <text:span text:style-name="T31">try with</text:span></text:p>
      <text:p text:style-name="P26"><text:s text:c="2"/>| CannotAllocate -&gt; ()</text:p>
      <text:p text:style-name="P26"><text:soft-page-break/><text:span text:style-name="T31">end</text:span> =</text:p>
      <text:p text:style-name="P26"><text:s text:c="2"/>dosomething ()</text:p>
      <text:p text:style-name="P47">In particular I unified the backend representation of functions so that they now takes always an extra argument for the exception.</text:p>
      <text:p text:style-name="P44"/>
      <text:p text:style-name="P60">Separation of effects and exceptions</text:p>
      <text:p text:style-name="P60"/>
      <text:p text:style-name="P46">Before <text:span text:style-name="T33">March, internally what was called effects in Cervoise source code was in fact exceptions, so I had to replace exceptions by effects so that now instead of having the type </text:span><text:span text:style-name="T16">Int -[A]-&gt; Int </text:span><text:span text:style-name="T30">that described the function that can raise the exception A, we have: </text:span><text:span text:style-name="T16">Int -[Exn [A]]-&gt; Int </text:span><text:span text:style-name="T30">that describes the function that have the effect of raising an exception A</text:span></text:p>
      <text:p text:style-name="P47"><text:span text:style-name="T27">The two builtin effects are the IO effect (see the next section) and the Exn effect.</text:span></text:p>
      <text:p text:style-name="P46"/>
      <text:p text:style-name="P61">The IO effect</text:p>
      <text:p text:style-name="P61"/>
      <text:p text:style-name="P52">As the IO effect has been introduced, I had to use it and enforce it when it was needed. The IO effect makes sense for bindings, so I just had to enforce every bindings to have it's last arrow decorated with the IO effect. The last arrow only is needed because <text:span text:style-name="T34">I also enforced the functions binded to not return functions (as it was done before). To do that I wrapped every binded functions into lambdas to allow partial evaluation.</text:span></text:p>
      <text:p text:style-name="P52"><text:span text:style-name="T34">The IO effect also allowed me to check whenever or not there is an effect under a type abstraction so that I can now forbid it to be type safe again.</text:span></text:p>
      <text:p text:style-name="P53"><text:span text:style-name="T34">I </text:span>also wanted to forbid effects at toplevel so that every side effects are contained into the main function. This main function (that I needed to make a special case of) is the only toplevel value that can have the IO effect. I also enforced it to have the type Unit.</text:p>
      <text:p text:style-name="P48"/>
      <text:p text:style-name="P61">Syntactic sugars and the builtin Unit type</text:p>
      <text:p text:style-name="P59"/>
      <text:p text:style-name="P48">The following syntactic sugars have been added:</text:p>
      <text:list xml:id="list7820978218545916625" text:style-name="L2">
        <text:list-item>
          <text:p text:style-name="P49">The identifier _ has been introduced</text:p>
        </text:list-item>
        <text:list-item>
          <text:p text:style-name="P49">The type Unit has been added as builtin for every modules (definition below)</text:p>
        </text:list-item>
        <text:list-item>
          <text:p text:style-name="P49">The syntactic sugar <text:span text:style-name="T13">() </text:span><text:span text:style-name="T27">has been introduced as a short version of </text:span><text:span text:style-name="T13">(_ : Unit)</text:span></text:p>
        </text:list-item>
        <text:list-item>
          <text:p text:style-name="P38">The sequencing operator <text:span text:style-name="T13">x; y</text:span> has been added as a short version of <text:span text:style-name="T13">let () = x in y</text:span></text:p>
        </text:list-item>
        <text:list-item>
          <text:p text:style-name="P39">The Haskell-style keyword <text:span text:style-name="T13">\ </text:span>(backslash) for lambdas has been allowed aside with the old UTF-8 lambda <text:span text:style-name="T13">λ</text:span></text:p>
        </text:list-item>
      </text:list>
      <text:p text:style-name="P44"/>
      <text:p text:style-name="P51">The Unit type:</text:p>
      <text:p text:style-name="P29">type Unit = Unit : Unit</text:p>
      <text:p text:style-name="P44"/>
      <text:p text:style-name="P50">To do all these syntactic sugar cleanly I had to add another intermediate AST just after the parser. Before that the syntactic sugar was done directly in the parser. Now, the parse tree gives the AST with the syntactic sugars and a module called <text:span text:style-name="T13">Sugar </text:span><text:span text:style-name="T27">(maybe not really a good name tho) have to transform the parse tree to another AST without syntactic sugar (called </text:span><text:span text:style-name="T13">UnsugaredTree</text:span><text:span text:style-name="T27">).</text:span></text:p>
      <text:p text:style-name="P44"/>
      <text:p text:style-name="P62">Polymorphic effects</text:p>
      <text:p text:style-name="P62"/>
      <text:p text:style-name="P54">I also allowed to have polymorphic effects. The effects variables have kind φ and it can be used like: <text:span text:style-name="T13">forall (X : φ), Int -[X, Exn [A]]-&gt; Int</text:span><text:span text:style-name="T27">. All effects will be automatically merged when the type will be applied. For example with the example above: </text:span><text:span text:style-name="T13">f [Exn [B], IO]</text:span><text:span text:style-name="T27">, the result will have the effect [Exn [A | B], IO]</text:span></text:p>
      <text:p text:style-name="P55"><text:soft-page-break/>To avoid mistakes while using effects, I forbid the pure arrows (<text:span text:style-name="T13">-&gt;</text:span>) for higher-order functions (in values, types and exceptions parameters). <text:span text:style-name="T35">So that the following code is now forbidden:</text:span></text:p>
      <text:p text:style-name="P30">let apply : (Int -&gt; Int) -&gt; Int -&gt; Int</text:p>
      <text:p text:style-name="P44"/>
      <text:p text:style-name="P56">instead we would have to write either:</text:p>
      <text:p text:style-name="P30">let apply : (Int -[]-&gt; Int) -&gt; Int -&gt; Int</text:p>
      <text:p text:style-name="P30"/>
      <text:p text:style-name="P40">or:</text:p>
      <text:p text:style-name="P30">let apply : forall (X : φ), (Int -[X]-&gt; Int) → Int -[X]-&gt; Int</text:p>
      <text:p text:style-name="P44"/>
      <text:p text:style-name="P57">Same thing in type aliases as they can be used as parameter. Without that enforcement, it would lead users to possible mistakes in case they making a module that is used anywhere else in the code (in the case of a library for instance).</text:p>
      <text:p text:style-name="P44"/>
      <text:p text:style-name="P44"/>
      <text:p text:style-name="P37">Typeclasses: the goal</text:p>
      <text:p text:style-name="P37"><text:span text:style-name="T18"/></text:p>
      <text:p text:style-name="P43">For the moment I'll try to be as close as possible of Haskell typeclasses.</text:p>
      <text:p text:style-name="P43">TODO: Reflect <text:span text:style-name="T42">more</text:span></text:p>
      <text:p text:style-name="P51"><text:span text:style-name="T18"/></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4">Grammar <text:span text:style-name="T20">before March 2015</text:span>:</text:p>
      <text:p text:style-name="P34"/>
      <text:p text:style-name="P31"><text:span text:style-name="T28">The following grammar </text:span><text:span text:style-name="T29">is almost accurate. The only thing not accurate that has been simplified is the parenthesis for </text:span><text:span text:style-name="T14">kind</text:span><text:span text:style-name="T29">, </text:span><text:span text:style-name="T14">type</text:span><text:span text:style-name="T29"> and </text:span><text:span text:style-name="T14">term</text:span><text:span text:style-name="T29"> <text:s/>which wasn't allowed for every cases. This was fixed by this commit (after some parser changes): </text:span><text:a xlink:type="simple" xlink:href="https://github.com/jpdeplaix/cervoise/commit/4045d5633a29db24127d896975f3d5821d2a989c"><text:span text:style-name="T29">4045d56</text:span></text:a>.</text:p>
      <text:p text:style-name="P31"/>
      <text:p text:style-name="P65">The <text:span text:style-name="T40">grammar</text:span> for implementation files (<text:span text:style-name="T13">.sfw</text:span><text:span text:style-name="T27">) is as follow:</text:span></text:p>
      <text:p text:style-name="P4"><text:span text:style-name="T1"/></text:p>
      <text:p text:style-name="P27"><text:soft-page-break/>main ::= ('import' module-name)* toplevel-expr*</text:p>
      <text:p text:style-name="P13"/>
      <text:p text:style-name="P13"><text:span text:style-name="T12">toplevel-expr ::= 'let' lower-name argument* (':' type)? '=' term</text:span></text:p>
      <text:p text:style-name="P14"><text:span text:style-name="T12"><text:s text:c="16"/>| 'let' 'rec' lower-name argument* ':' type '=' term</text:span></text:p>
      <text:p text:style-name="P13"><text:span text:style-name="T12"><text:s text:c="16"/>| 'type' 'alias' upper-name '=' type</text:span></text:p>
      <text:p text:style-name="P13"><text:s text:c="16"/><text:span text:style-name="T20">| 'type' upper-name-ident (':' kind)? '=' '|'? variants</text:span></text:p>
      <text:p text:style-name="P13"><text:span text:style-name="T20"><text:s text:c="16"/>| 'exception' upper-name-ident type*</text:span></text:p>
      <text:p text:style-name="P13"><text:span text:style-name="T20"><text:s text:c="16"/>| 'let' lower-name ':' type '=' 'begin' &lt;llvm-code&gt; 'end'</text:span></text:p>
      <text:p text:style-name="P13"/>
      <text:p text:style-name="P15">lower-name ::= ['a' 'z'] (['a' 'z'] <text:span text:style-name="T21">|</text:span> ['A' 'Z'])*</text:p>
      <text:p text:style-name="P16"><text:span text:style-name="T19">upper-name</text:span> ::= ['<text:span text:style-name="T20">A</text:span>' '<text:span text:style-name="T20">Z</text:span>'] (['a' 'z'] <text:span text:style-name="T21">| </text:span>['A' 'Z'])*</text:p>
      <text:p text:style-name="P21">module-name ::= upper-name ('.' upper-name)*</text:p>
      <text:p text:style-name="P23">lower-ident ::= (module-name '.')? lower-name</text:p>
      <text:p text:style-name="P23">upper-ident ::= (module-name '.')? upper-name</text:p>
      <text:p text:style-name="P17"/>
      <text:p text:style-name="P18">variants ::= upper-name ':' type <text:span text:style-name="T21">('|' variants)?</text:span></text:p>
      <text:p text:style-name="P17"/>
      <text:p text:style-name="P21">argument ::= <text:span text:style-name="T21">upper-name</text:span></text:p>
      <text:p text:style-name="P21"><text:span text:style-name="T21"><text:s text:c="11"/>| '(' </text:span>lower<text:span text:style-name="T21">-name ':' </text:span>type<text:span text:style-name="T21"> ')'</text:span></text:p>
      <text:p text:style-name="P17"/>
      <text:p text:style-name="P22">type-argument ::= <text:span text:style-name="T21">upper-name</text:span></text:p>
      <text:p text:style-name="P22"><text:span text:style-name="T21"><text:s text:c="16"/>| '(' upper-name ':' kind ')'</text:span></text:p>
      <text:p text:style-name="P17"/>
      <text:p text:style-name="P18">kind ::= '*'</text:p>
      <text:p text:style-name="P18"><text:s text:c="7"/>| kind '-&gt;' kind</text:p>
      <text:p text:style-name="P18"><text:s text:c="7"/><text:span text:style-name="T25">| '(' kind ')'</text:span></text:p>
      <text:p text:style-name="P18"/>
      <text:p text:style-name="P25">exns ::= upper-ident ('|' exns)*</text:p>
      <text:p text:style-name="P18"/>
      <text:p text:style-name="P20">type ::= <text:span text:style-name="T25">u</text:span>pper-ident</text:p>
      <text:p text:style-name="P19"><text:s text:c="7"/>| type '-&gt;' type</text:p>
      <text:p text:style-name="P19"><text:s text:c="7"/>| type '-[' exn<text:span text:style-name="T26">s</text:span> ']-&gt;' type</text:p>
      <text:p text:style-name="P19"><text:s text:c="7"/>| 'forall' <text:span text:style-name="T23">type-argument</text:span>+ ',' type</text:p>
      <text:p text:style-name="P19"><text:s text:c="7"/>| 'λ' <text:span text:style-name="T23">type-argument</text:span>+ ',' type</text:p>
      <text:p text:style-name="P19"><text:s text:c="7"/>| type type</text:p>
      <text:p text:style-name="P19"><text:s text:c="7"/><text:span text:style-name="T25">| '(' type ')'</text:span></text:p>
      <text:p text:style-name="P19"/>
      <text:p text:style-name="P21">term ::= <text:span text:style-name="T25">l</text:span>ower-<text:span text:style-name="T25">ident</text:span></text:p>
      <text:p text:style-name="P21"><text:s text:c="7"/>| 'λ' argument+<text:span text:style-name="T21"> '-</text:span>&gt;' term</text:p>
      <text:p text:style-name="P21"><text:s text:c="7"/>| <text:span text:style-name="T12">'let' lower-name </text:span>argument* <text:span text:style-name="T12">(':' type)? '=' term </text:span>'in' term</text:p>
      <text:p text:style-name="P21"><text:span text:style-name="T12"><text:s text:c="7"/>| 'let' 'rec' lower-name </text:span>argument*<text:span text:style-name="T12"> ':' type '=' term </text:span>'in' term</text:p>
      <text:p text:style-name="P21"><text:s text:c="7"/>| term term</text:p>
      <text:p text:style-name="P21"><text:s text:c="7"/>| term '[' type ']'</text:p>
      <text:p text:style-name="P21"><text:s text:c="7"/>| 'fail' '[' type ']' <text:span text:style-name="T24">exn-value</text:span></text:p>
      <text:p text:style-name="P21"><text:s text:c="7"/>| 'match' term 'with' '|'? pattern-<text:span text:style-name="T25">clauses</text:span> 'end'</text:p>
      <text:p text:style-name="P21"><text:s text:c="7"/>| 'try' term 'with' '|'? try-pattern<text:span text:style-name="T25">s</text:span> 'end'</text:p>
      <text:p text:style-name="P21"><text:s text:c="7"/><text:span text:style-name="T25">| '(' term ')'</text:span></text:p>
      <text:p text:style-name="P21"/>
      <text:p text:style-name="P24">exn-value ::= <text:span text:style-name="T22">upper-name</text:span></text:p>
      <text:p text:style-name="P24"><text:span text:style-name="T22"><text:s text:c="12"/>| '(' upper-name term+ ')'</text:span></text:p>
      <text:p text:style-name="P21"/>
      <text:p text:style-name="P21">pattern-<text:span text:style-name="T25">clauses </text:span>::= <text:span text:style-name="T25">upper-ident pattern-args* '-&gt;' term ('|' pattern-clauses)?</text:span></text:p>
      <text:p text:style-name="P21"/>
      <text:p text:style-name="P23">pattern-args ::= lower-name</text:p>
      <text:p text:style-name="P23"><text:s text:c="15"/>| upper-ident</text:p>
      <text:p text:style-name="P23"><text:s text:c="15"/>| '(' upper-ident pattern-args+ ')'</text:p>
      <text:p text:style-name="P21"/>
      <text:p text:style-name="P23">try-pattern-clauses ::= <text:span text:style-name="T22">upper-</text:span>ident lower-name* '-&gt;' term ('|' try-pattern-clauses)?</text:p>
      <text:p text:style-name="P41"/>
      <text:p text:style-name="P41"/>
      <text:p text:style-name="P42">The grammar for the interface file<text:span text:style-name="T41">s</text:span> <text:span text:style-name="T39">(</text:span><text:span text:style-name="T17">.sfwi</text:span><text:span text:style-name="T39">)</text:span> is as follow:</text:p>
      <text:p text:style-name="P42"/>
      <text:p text:style-name="P28">main ::= ('import' module-name)* toplevel-expr*</text:p>
      <text:p text:style-name="P12"><text:span text:style-name="T15"/></text:p>
      <text:p text:style-name="P12">toplevel-expr ::= 'let' lower-name ':' type</text:p>
      <text:p text:style-name="P11"><text:s text:c="16"/>| 'type' upper-name (':' kind)?</text:p>
      <text:p text:style-name="P11"><text:s text:c="16"/>| <text:span text:style-name="T37">upper-name-ident (':' kind)? '=' '|'? variants</text:span></text:p>
      <text:p text:style-name="P11"><text:span text:style-name="T37"><text:s text:c="16"/></text:span><text:span text:style-name="T36">| </text:span><text:span text:style-name="T38">'type' 'alias' upper-name '=' type</text:span></text:p>
      <text:p text:style-name="P11"><text:span text:style-name="T38"><text:s text:c="16"/></text:span><text:span text:style-name="T36">| </text:span><text:span text:style-name="T37">'exception' upper-name-ident 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9:17:25.966873418</meta:creation-date>
    <dc:date>2015-03-18T08:42:41.980819451</dc:date>
    <meta:editing-duration>P1DT4H41M41S</meta:editing-duration>
    <meta:editing-cycles>37</meta:editing-cycles>
    <meta:generator>LibreOffice/4.1.6.2$Linux_X86_64 LibreOffice_project/410m0$Build-2</meta:generator>
    <meta:document-statistic meta:table-count="0" meta:image-count="0" meta:object-count="0" meta:page-count="4" meta:paragraph-count="110" meta:word-count="1257" meta:character-count="7710" meta:non-whitespace-character-count="6230"/>
  </office:meta>
</office:document-meta>
</file>